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a3d50" officeooo:paragraph-rsid="001a3d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KST v Papke sclad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3T20:00:17.185000000</dc:date>
    <meta:editing-duration>PT5M3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7"/>
    <meta:generator>LibreOffice/7.3.4.2$Windows_X86_64 LibreOffice_project/728fec16bd5f605073805c3c9e7c4212a0120dc5</meta:generator>
  </office:meta>
</office:document-meta>
</file>